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Linux Libertine G" svg:font-family="'Linux Libertine G'" style:font-pitch="variable"/>
    <style:font-face style:name="Linux Libertine G1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Enunciado">
      <style:text-properties officeooo:rsid="001eeddf" officeooo:paragraph-rsid="001eeddf"/>
    </style:style>
    <style:style style:name="P2" style:family="paragraph" style:parent-style-name="Enunciado" style:list-style-name="L1">
      <style:text-properties officeooo:rsid="001eeddf" officeooo:paragraph-rsid="001eeddf"/>
    </style:style>
    <style:style style:name="P3" style:family="paragraph" style:parent-style-name="Enunciado" style:list-style-name="L2">
      <style:text-properties officeooo:rsid="001eeddf" officeooo:paragraph-rsid="001eeddf"/>
    </style:style>
    <style:style style:name="P4" style:family="paragraph" style:parent-style-name="Enunciado" style:list-style-name="L3">
      <style:text-properties officeooo:rsid="001eeddf" officeooo:paragraph-rsid="001eeddf"/>
    </style:style>
    <style:style style:name="P5" style:family="paragraph" style:parent-style-name="Enunciado" style:list-style-name="L4">
      <style:text-properties officeooo:rsid="001eeddf" officeooo:paragraph-rsid="001eeddf"/>
    </style:style>
    <style:style style:name="P6" style:family="paragraph" style:parent-style-name="Enunciado" style:list-style-name="L3"/>
    <style:style style:name="P7" style:family="paragraph" style:parent-style-name="Enunciado" style:list-style-name="L4"/>
    <style:style style:name="P8" style:family="paragraph" style:parent-style-name="subSeccion">
      <style:text-properties officeooo:rsid="001eeddf" officeooo:paragraph-rsid="001eeddf"/>
    </style:style>
    <style:style style:name="T1" style:family="text">
      <style:text-properties officeooo:rsid="001eeddf"/>
    </style:style>
    <style:style style:name="T2" style:family="text">
      <style:text-properties fo:font-variant="normal" fo:text-transform="none" fo:color="#0369a3" style:font-name="Linux Libertine G" fo:font-size="12pt" fo:font-weight="bold" style:font-weight-asian="bold" style:font-weight-complex="bold"/>
    </style:style>
    <style:style style:name="T3" style:family="text">
      <style:text-properties officeooo:rsid="001f7e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Ejercicio"><text:span text:style-name="T3">RA2. </text:span>Instalación de software <text:span text:style-name="T3">de propósito general</text:span></text:p>
      <text:p text:style-name="Seccion">Listado de software requerido</text:p>
      <text:p text:style-name="P8"><text:span text:style-name="T2">Software ofimático</text:span></text:p>
      <text:list xml:id="list463544909" text:style-name="L1">
        <text:list-item>
          <text:p text:style-name="P2">Se debe instalar como mínimo un paquete de software ofimático</text:p>
        </text:list-item>
        <text:list-item>
          <text:p text:style-name="P2">Se valorará incluir en la guía una comparativa de requisitos y funcionalidades de más de un paquete</text:p>
        </text:list-item>
      </text:list>
      <text:p text:style-name="P8">Software de recuperación de datos y mantenimiento del sistema</text:p>
      <text:list xml:id="list746289777" text:style-name="L2">
        <text:list-item>
          <text:p text:style-name="P3">Se debe instalar algún software de recuperación de datos y/o mantenimiento del sistema.</text:p>
        </text:list-item>
      </text:list>
      <text:p text:style-name="P8">Utilidades de seguridad</text:p>
      <text:list xml:id="list2131244380" text:style-name="L3">
        <text:list-item>
          <text:p text:style-name="P6">Se <text:span text:style-name="T1">debe instalar software antivirus</text:span></text:p>
        </text:list-item>
        <text:list-item>
          <text:p text:style-name="P4">Se valorará incluir en la guía una comparativas de distintos antivirus</text:p>
        </text:list-item>
      </text:list>
      <text:p text:style-name="subSeccion">Aplicaciones portables</text:p>
      <text:list xml:id="list3775364794" text:style-name="L4">
        <text:list-item>
          <text:p text:style-name="P7">Instalar software portable</text:p>
        </text:list-item>
        <text:list-item>
          <text:p text:style-name="P5">Se valorará la comparativa de una aplicación que tenga versión instalable y portable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Linux Libertine G" svg:font-family="'Linux Libertine G'" style:font-pitch="variable"/>
    <style:font-face style:name="Linux Libertine G1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jercicio" style:family="paragraph" style:parent-style-name="Standard" style:master-page-name="">
      <loext:graphic-properties draw:fill="solid" draw:fill-color="#e8fafc"/>
      <style:paragraph-properties fo:margin-top="0.503cm" fo:margin-bottom="0.503cm" loext:contextual-spacing="false" style:page-number="auto" fo:background-color="#e8fafc" fo:padding="0.049cm" fo:border-left="none" fo:border-right="none" fo:border-top="0.26pt solid #0369a3" fo:border-bottom="0.26pt solid #0369a3"/>
      <style:text-properties fo:text-transform="uppercase" fo:color="#0369a3" style:font-name="Linux Libertine G" fo:font-family="'Linux Libertine G'" style:font-pitch="variable" fo:font-size="12pt" fo:font-weight="bold" style:font-weight-asian="bold" style:font-weight-complex="bold"/>
    </style:style>
    <style:style style:name="Enunciado" style:family="paragraph" style:parent-style-name="Standard">
      <loext:graphic-properties draw:fill="none" draw:fill-color="#729fcf"/>
      <style:paragraph-properties fo:margin-left="0.199cm" fo:margin-right="0.199cm" fo:margin-top="0cm" fo:margin-bottom="0.199cm" loext:contextual-spacing="false" fo:text-align="justify" style:justify-single-word="false" fo:text-indent="0cm" style:auto-text-indent="false" fo:background-color="transparent"/>
      <style:text-properties style:font-name="Linux Libertine G" fo:font-family="'Linux Libertine G'" style:font-pitch="variable" fo:font-size="12pt" style:font-size-asian="10pt" style:font-size-complex="10pt"/>
    </style:style>
    <style:style style:name="requisito" style:family="paragraph" style:parent-style-name="Enunciado">
      <loext:graphic-properties draw:fill="none" draw:fill-color="#729fcf"/>
      <style:paragraph-properties fo:margin-left="2.701cm" fo:margin-right="0cm" fo:margin-top="0cm" fo:margin-bottom="0.198cm" loext:contextual-spacing="false" fo:text-indent="-0.199cm" style:auto-text-indent="false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ccion" style:family="paragraph" style:parent-style-name="Ejercicio" style:next-style-name="Enunciado">
      <loext:graphic-properties draw:fill="none" draw:fill-color="#729fcf"/>
      <style:paragraph-properties fo:background-color="transparent" fo:padding="0.049cm" fo:border-left="none" fo:border-right="none" fo:border-top="none" fo:border-bottom="0.26pt solid #0369a3"/>
      <style:text-properties fo:font-variant="normal" fo:text-transform="none" fo:font-size="12pt"/>
    </style:style>
    <style:style style:name="item" style:family="paragraph" style:parent-style-name="Standard">
      <loext:graphic-properties draw:fill="none" draw:fill-color="#729fcf"/>
      <style:paragraph-properties fo:margin-left="3.3cm" fo:margin-right="0cm" fo:text-align="justify" style:justify-single-word="false" fo:text-indent="-1.6cm" style:auto-text-indent="false" fo:background-color="transparent"/>
      <style:text-properties style:font-name="Linux Libertine G1" fo:font-family="'Linux Libertine G'" style:font-style-name="Normal" style:font-pitch="variable"/>
    </style:style>
    <style:style style:name="subSeccion" style:family="paragraph" style:parent-style-name="Seccion">
      <style:paragraph-properties fo:margin-top="0.199cm" fo:margin-bottom="0.199cm" loext:contextual-spacing="false" fo:padding="0.049cm" fo:border="none"/>
      <style:text-properties fo:font-size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9z0" style:family="text">
      <style:text-properties style:font-name="Calibri" fo:font-family="Calibri" style:font-family-generic="swiss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Calibri" style:font-family-complex="Calibri" style:font-family-generic-complex="swiss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2pt" style:rfc-language-tag="es-ES-u-co-trad" fo:language="es" fo:country="ES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2pt" style:rfc-language-tag="es-ES-u-co-trad" fo:language="es" fo:country="ES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2:14:59.285217052</meta:creation-date>
    <dc:date>2021-10-28T12:30:49.705739162</dc:date>
    <meta:editing-duration>PT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06" meta:character-count="671" meta:non-whitespace-character-count="585"/>
  </office:meta>
</office:document-meta>
</file>